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8.32cm"/>
    </style:style>
    <style:style style:name="co2" style:family="table-column">
      <style:table-column-properties fo:break-before="auto" style:column-width="8.968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454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3.455cm"/>
    </style:style>
    <style:style style:name="co9" style:family="table-column">
      <style:table-column-properties fo:break-before="auto" style:column-width="2.621cm"/>
    </style:style>
    <style:style style:name="co10" style:family="table-column">
      <style:table-column-properties fo:break-before="auto" style:column-width="4.583cm"/>
    </style:style>
    <style:style style:name="co11" style:family="table-column">
      <style:table-column-properties fo:break-before="auto" style:column-width="5.79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KONTENRAHMEN</text:p>
          </table:table-cell>
          <table:table-cell table:number-columns-repeated="10"/>
        </table:table-row>
        <table:table-row table:style-name="ro1">
          <table:table-cell office:value-type="string">
            <text:p>Sachkonten Typ: SKR03</text:p>
          </table:table-cell>
          <table:table-cell table:number-columns-repeated="10"/>
        </table:table-row>
        <table:table-row table:style-name="ro1">
          <table:table-cell office:value-type="string">
            <text:p>Mandant: Demo-Mandant, Buchhaltung: DemoEU0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KtoNr</text:p>
          </table:table-cell>
          <table:table-cell office:value-type="string">
            <text:p>Kontobezeichnung</text:p>
          </table:table-cell>
          <table:table-cell office:value-type="string">
            <text:p>UVA-Code</text:p>
          </table:table-cell>
          <table:table-cell office:value-type="string">
            <text:p>Mwst-Konto</text:p>
          </table:table-cell>
          <table:table-cell office:value-type="string">
            <text:p>Mwst-%Satz</text:p>
          </table:table-cell>
          <table:table-cell office:value-type="string">
            <text:p>im Papierkorb</text:p>
          </table:table-cell>
          <table:table-cell office:value-type="string">
            <text:p>Einnahme/Ausgabe</text:p>
          </table:table-cell>
          <table:table-cell office:value-type="string">
            <text:p>KennzahlBWA-Code</text:p>
          </table:table-cell>
          <table:table-cell office:value-type="string">
            <text:p>EÜR-Kategorie</text:p>
          </table:table-cell>
          <table:table-cell office:value-type="string">
            <text:p>EÜR-Kategoriebezeichnung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onzessionen <text:s text:c="37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DV-Software <text:s text:c="37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Geschäftsbauten <text:s text:c="34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ndere Bauten <text:s text:c="36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aschinen <text:s text:c="40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Technische Anlagen u. Maschinen im Bau <text:s text:c="11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Anzahlung auf techn.Anlagen u. Maschinen <text:s text:c="9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Pkw <text:s text:c="46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Lkw <text:s text:c="46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Sonstige Transportmittel <text:s text:c="25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Betriebsausstattung <text:s text:c="30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Geschäftsausstattung <text:s text:c="29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Büroeinrichtung <text:s text:c="34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Werkzeuge <text:s text:c="40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GWG bis 410 Euro <text:s text:c="33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onst. Betriebs- u. Geschäftsausstattung <text:s text:c="9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Sonderabschreibungen <text:s text:c="29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Kasse <text:s text:c="44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Postbank <text:s text:c="41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Bank <text:s text:c="4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Geldtransit <text:s text:c="38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Verrechnungskonto Istversteuerung <text:s text:c="1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Forderungen aus L.u.L <text:s text:c="28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Abziehbare Vorsteuer <text:s text:c="29"/>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Abziehbare Vorsteuer <text:s/>7% <text:s text:c="25"/>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Abziehbare Vorsteuer <text:s/>7% innergem. Erwerb <text:s text:c="8"/>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Abziehbare Vorsteuer 16% innergem. Erwerb <text:s text:c="8"/>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Abziehbare Vorsteuer 19% innergem. Erwerb <text:s text:c="8"/>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Abziehbare Vorsteuer 16% <text:s text:c="25"/>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Abziehbare Vorsteuer 19% <text:s text:c="25"/>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Abziehbare Vorsteuer 19% n.§13b UStG <text:s text:c="13"/>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Abziehb.VSt. a.innerg. Erwerb von KFZ o. UST-ID Nr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Bezahlte Einfuhrumsatzsteuer <text:s text:c="21"/>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string">
            <text:p>verauslagte Vorsteuern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Durchlaufende Posten <text:s text:c="29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Verbindlichkeiten aus L.uL. <text:s text:c="22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Umsatzst. n. §13 b Abs.2 UStG 16% <text:s text:c="16"/>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string">
            <text:p>Umsatzsteuer <text:s text:c="37"/>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string">
            <text:p>Umsatzsteuer 7% <text:s text:c="34"/>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Umsatzsteuer <text:s/>7% innergem. Erwerb <text:s text:c="1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string">
            <text:p>Umsatzsteuer 16% innergem. Erwerb <text:s text:c="16"/>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Umsatzsteuer 19% innergem. Erwerb <text:s text:c="1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Umsatzsteuer 16% <text:s text:c="33"/>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Umsatzsteuer 19% <text:s text:c="3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Umsatzsteuer a.i.Inland steuerpfl.EG-Lfg. 19% <text:s text:c="4"/>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Umsatzsteuer-Vorauszahlungen <text:s text:c="21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string">
            <text:p>Umsatzsteuervorauszahlungen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Umsatzsteuer-Vorauszahlung 1/11 <text:s text:c="18"/>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string">
            <text:p>Umsatzsteuervorauszahlungen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Umsatzsteuer-Erstattungen <text:s text:c="24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string">
            <text:p>Umsatzsteuererstattungen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Umsatzsteuer nach §13 UStG <text:s text:c="23"/>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Umsatzsteuer nach §13b UStG 16% <text:s text:c="18"/>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Umsatzsteuer nach §13b UStG 19% <text:s text:c="18"/>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vereinnahmte Umsatzsteuer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Umsatzsteuer Vorjahr <text:s text:c="29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office:value-type="string">
            <text:p>Umsatzsteuer Vorjahre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Privatentnahmen <text:s text:c="34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Privatsteuern <text:s text:c="3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Privatspenden <text:s text:c="3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Privatverbrauch <text:s text:c="34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Privateinlagen <text:s text:c="3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Zinsaufwendungen f. kurzfristige Verbindlichkeite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9">
            <text:p>179</text:p>
          </table:table-cell>
          <table:table-cell office:value-type="float" office:value="315">
            <text:p>315</text:p>
          </table:table-cell>
          <table:table-cell office:value-type="float" office:value="560">
            <text:p>560</text:p>
          </table:table-cell>
          <table:table-cell office:value-type="string">
            <text:p>Zinsaufwendungen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string">
            <text:p>Nicht abzugsf. Schuldzinsen §4 Abs 4a langfristig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67">
            <text:p>167</text:p>
          </table:table-cell>
          <table:table-cell office:value-type="float" office:value="315">
            <text:p>315</text:p>
          </table:table-cell>
          <table:table-cell office:value-type="float" office:value="560">
            <text:p>560</text:p>
          </table:table-cell>
          <table:table-cell office:value-type="string">
            <text:p>Zinsaufwendungen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string">
            <text:p>Nicht abzugsf. Schuldzinsen §4 Abs 4a kurzfristig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67">
            <text:p>167</text:p>
          </table:table-cell>
          <table:table-cell office:value-type="float" office:value="315">
            <text:p>315</text:p>
          </table:table-cell>
          <table:table-cell office:value-type="float" office:value="560">
            <text:p>560</text:p>
          </table:table-cell>
          <table:table-cell office:value-type="string">
            <text:p>Zinsaufwendungen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Zinsaufwendungen f. langfristige Verbindlichkeite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9">
            <text:p>179</text:p>
          </table:table-cell>
          <table:table-cell office:value-type="float" office:value="315">
            <text:p>315</text:p>
          </table:table-cell>
          <table:table-cell office:value-type="float" office:value="560">
            <text:p>560</text:p>
          </table:table-cell>
          <table:table-cell office:value-type="string">
            <text:p>Zinsaufwendungen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Zinsen zur Finanzierung des AV <text:s text:c="19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8">
            <text:p>178</text:p>
          </table:table-cell>
          <table:table-cell office:value-type="float" office:value="315">
            <text:p>315</text:p>
          </table:table-cell>
          <table:table-cell office:value-type="float" office:value="560">
            <text:p>560</text:p>
          </table:table-cell>
          <table:table-cell office:value-type="string">
            <text:p>Zinsaufwendungen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Anlagenabg. Sachanlagen - Restbuchwert <text:s text:c="11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5">
            <text:p>135</text:p>
          </table:table-cell>
          <table:table-cell office:value-type="float" office:value="319">
            <text:p>319</text:p>
          </table:table-cell>
          <table:table-cell office:value-type="float" office:value="570">
            <text:p>570</text:p>
          </table:table-cell>
          <table:table-cell office:value-type="string">
            <text:p>außerordentliche Aufwendungen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Einstellg. in SoPo mit Rücklageanteil (stfr.Rückl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7">
            <text:p>187</text:p>
          </table:table-cell>
          <table:table-cell office:value-type="float" office:value="319">
            <text:p>319</text:p>
          </table:table-cell>
          <table:table-cell office:value-type="float" office:value="570">
            <text:p>570</text:p>
          </table:table-cell>
          <table:table-cell office:value-type="string">
            <text:p>außerordentliche Aufwendungen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string">
            <text:p>Einstellg. in SoPo mit Rücklageanteil (Ansparab.)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8">
            <text:p>188</text:p>
          </table:table-cell>
          <table:table-cell office:value-type="float" office:value="319">
            <text:p>319</text:p>
          </table:table-cell>
          <table:table-cell office:value-type="float" office:value="570">
            <text:p>570</text:p>
          </table:table-cell>
          <table:table-cell office:value-type="string">
            <text:p>außerordentliche Aufwendungen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Einstellg. in SoPo mit Rücklageanteil(Existenzgr)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9">
            <text:p>189</text:p>
          </table:table-cell>
          <table:table-cell office:value-type="float" office:value="319">
            <text:p>319</text:p>
          </table:table-cell>
          <table:table-cell office:value-type="float" office:value="570">
            <text:p>570</text:p>
          </table:table-cell>
          <table:table-cell office:value-type="string">
            <text:p>außerordentliche Aufwendungen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string">
            <text:p>Grundsteuer <text:s text:c="38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51">
            <text:p>151</text:p>
          </table:table-cell>
          <table:table-cell office:value-type="float" office:value="3211">
            <text:p>3211</text:p>
          </table:table-cell>
          <table:table-cell office:value-type="float" office:value="580">
            <text:p>580</text:p>
          </table:table-cell>
          <table:table-cell office:value-type="string">
            <text:p>betriebliche Steuern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string">
            <text:p>Sonstige Zinsen u. ähnliche Erträge <text:s text:c="14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3">
            <text:p>103</text:p>
          </table:table-cell>
          <table:table-cell office:value-type="float" office:value="312">
            <text:p>312</text:p>
          </table:table-cell>
          <table:table-cell office:value-type="float" office:value="140">
            <text:p>140</text:p>
          </table:table-cell>
          <table:table-cell office:value-type="string">
            <text:p>Zinserträge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office:value-type="string">
            <text:p>Sonstige Erträge 19% Ust. <text:s text:c="24"/></text:p>
          </table:table-cell>
          <table:table-cell office:value-type="float" office:value="81">
            <text:p>81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4">
            <text:p>304</text:p>
          </table:table-cell>
          <table:table-cell office:value-type="float" office:value="120">
            <text:p>120</text:p>
          </table:table-cell>
          <table:table-cell office:value-type="string">
            <text:p>sonstige Erlöse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office:value-type="string">
            <text:p>Erträge a.Auflösg.SoPo m.Rückl.(ExistenzgründerRL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21">
            <text:p>121</text:p>
          </table:table-cell>
          <table:table-cell office:value-type="float" office:value="304">
            <text:p>304</text:p>
          </table:table-cell>
          <table:table-cell office:value-type="float" office:value="150">
            <text:p>150</text:p>
          </table:table-cell>
          <table:table-cell office:value-type="string">
            <text:p>außerordentliche Erträge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office:value-type="string">
            <text:p>Erträge aus der Aufl. von Rückstellungen <text:s text:c="9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201">
            <text:p>1201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string">
            <text:p>außerordentliche Erträge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string">
            <text:p>Erträge a.Auflösg.SoPo m.RücklageA(Ansparabschr) <text:s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22">
            <text:p>122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string">
            <text:p>außerordentliche Erträge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Materialaufwand Roh- Hilfs- Betriebsstoffe <text:s text:c="7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office:value-type="string">
            <text:p>Energiestoffe <text:s text:c="36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Fremdleistungen <text:s text:c="34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51">
            <text:p>3051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Bauleistungen e.i.Inland ans.UN <text:s/>7% VSt./USt. <text:s text:c="4"/>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51">
            <text:p>3051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115">
            <text:p>3115</text:p>
          </table:table-cell>
          <table:table-cell office:value-type="string">
            <text:p>Leistung.n.§13b UStG e.i.Ausland ans.UN 7% VSt/USt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51">
            <text:p>3051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string">
            <text:p>Bauleistungen e.i.Inland ans.UN <text:s/>19% VSt./USt. <text:s text:c="3"/>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51">
            <text:p>3051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office:value-type="string">
            <text:p>Leistung.n.§13bUStG e.i.Ausland ans.UN 19% VSt/USt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51">
            <text:p>3051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office:value-type="string">
            <text:p>Bauleistungen e.i.Inland ans.UN o.VSt.Abzug 7% Ust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51">
            <text:p>3051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office:value-type="string">
            <text:p>Leistung. n.§13b UStG e.i.Ausl.ans.UN o.VSt/7%Ust 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51">
            <text:p>3051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Bauleistung.e.i.Inland ans.UN o. VSt.Abzug 19% Ust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51">
            <text:p>3051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string">
            <text:p>Leistung. n.§13b UStG e.i.Ausl.ans.UN o.VSt/19%Ust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51">
            <text:p>3051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Wareneingang <text:s text:c="37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Wareneingang <text:s/>7% Vorsteuer <text:s text:c="23"/>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Wareneingang 16% Vorsteuer <text:s text:c="23"/></text:p>
          </table:table-cell>
          <table:table-cell office:value-type="float" office:value="0">
            <text:p>0</text:p>
          </table:table-cell>
          <table:table-cell office:value-type="float" office:value="1575">
            <text:p>15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Wareneingang 19% Vorsteuer <text:s text:c="23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string">
            <text:p>Innergem. Erwerb <text:s/>7% VSt. u. USt. <text:s text:c="16"/>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office:value-type="string">
            <text:p>Innergem. Erwerb 19% VSt. u. USt. <text:s text:c="16"/>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string">
            <text:p>Innergem. Erwerb ohne VSt/ 7% USt <text:s text:c="16"/>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string">
            <text:p>Innergem. Erwerb ohne VSt/19% USt <text:s text:c="16"/>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Innergem.Erwerb Neu-KFZ v.Lief.o.UiD 19% VST/UST <text:s/>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office:value-type="string">
            <text:p>Steuerfreier innergem. Erwerb <text:s text:c="20"/>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Materialkosten <text:s text:c="35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5">
            <text:p>305</text:p>
          </table:table-cell>
          <table:table-cell office:value-type="float" office:value="510">
            <text:p>510</text:p>
          </table:table-cell>
          <table:table-cell office:value-type="string">
            <text:p>Wareneinsatz und Fremdleistungen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Löhne und Gehälter <text:s text:c="31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Löhne <text:s text:c="44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20">
            <text:p>4120</text:p>
          </table:table-cell>
          <table:table-cell office:value-type="string">
            <text:p>Gehälter <text:s text:c="41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25">
            <text:p>4125</text:p>
          </table:table-cell>
          <table:table-cell office:value-type="string">
            <text:p>Ehegattengehalt <text:s text:c="34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office:value-type="string">
            <text:p>Gesetzliche soziale Aufwendungen <text:s text:c="17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1">
            <text:p>3061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38">
            <text:p>4138</text:p>
          </table:table-cell>
          <table:table-cell office:value-type="string">
            <text:p>Beiträge zur Berufsgenossenschaft <text:s text:c="1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1">
            <text:p>3061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office:value-type="string">
            <text:p>Krankengeldzuschüsse <text:s text:c="29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75">
            <text:p>4175</text:p>
          </table:table-cell>
          <table:table-cell office:value-type="string">
            <text:p>Fahrtkostenerstattung <text:s text:c="28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string">
            <text:p>Bedienungsgelder <text:s text:c="33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90">
            <text:p>4190</text:p>
          </table:table-cell>
          <table:table-cell office:value-type="string">
            <text:p>Aushilfslöhne <text:s text:c="3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199">
            <text:p>4199</text:p>
          </table:table-cell>
          <table:table-cell office:value-type="string">
            <text:p>Pauschale Steuer für Aushilfen <text:s text:c="19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520">
            <text:p>520</text:p>
          </table:table-cell>
          <table:table-cell office:value-type="string">
            <text:p>Personalkosten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Raumkosten <text:s text:c="39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50">
            <text:p>150</text:p>
          </table:table-cell>
          <table:table-cell office:value-type="float" office:value="3081">
            <text:p>3081</text:p>
          </table:table-cell>
          <table:table-cell office:value-type="float" office:value="542">
            <text:p>542</text:p>
          </table:table-cell>
          <table:table-cell office:value-type="string">
            <text:p>Raumkosten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string">
            <text:p>Miete <text:s text:c="44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50">
            <text:p>150</text:p>
          </table:table-cell>
          <table:table-cell office:value-type="float" office:value="3081">
            <text:p>3081</text:p>
          </table:table-cell>
          <table:table-cell office:value-type="float" office:value="542">
            <text:p>542</text:p>
          </table:table-cell>
          <table:table-cell office:value-type="string">
            <text:p>Raumkosten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office:value-type="string">
            <text:p>Pacht <text:s text:c="44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50">
            <text:p>150</text:p>
          </table:table-cell>
          <table:table-cell office:value-type="float" office:value="3081">
            <text:p>3081</text:p>
          </table:table-cell>
          <table:table-cell office:value-type="float" office:value="542">
            <text:p>542</text:p>
          </table:table-cell>
          <table:table-cell office:value-type="string">
            <text:p>Raumkosten</text:p>
          </table:table-cell>
        </table:table-row>
        <table:table-row table:style-name="ro1">
          <table:table-cell office:value-type="float" office:value="4230">
            <text:p>4230</text:p>
          </table:table-cell>
          <table:table-cell office:value-type="string">
            <text:p>Heizung <text:s text:c="42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50">
            <text:p>150</text:p>
          </table:table-cell>
          <table:table-cell office:value-type="float" office:value="3081">
            <text:p>3081</text:p>
          </table:table-cell>
          <table:table-cell office:value-type="float" office:value="542">
            <text:p>542</text:p>
          </table:table-cell>
          <table:table-cell office:value-type="string">
            <text:p>Raumkosten</text:p>
          </table:table-cell>
        </table:table-row>
        <table:table-row table:style-name="ro1">
          <table:table-cell office:value-type="float" office:value="4240">
            <text:p>4240</text:p>
          </table:table-cell>
          <table:table-cell office:value-type="string">
            <text:p>Gas, Strom, <text:s/>Wasser <text:s text:c="30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50">
            <text:p>150</text:p>
          </table:table-cell>
          <table:table-cell office:value-type="float" office:value="3081">
            <text:p>3081</text:p>
          </table:table-cell>
          <table:table-cell office:value-type="float" office:value="542">
            <text:p>542</text:p>
          </table:table-cell>
          <table:table-cell office:value-type="string">
            <text:p>Raumkosten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office:value-type="string">
            <text:p>Reinigung <text:s text:c="40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50">
            <text:p>150</text:p>
          </table:table-cell>
          <table:table-cell office:value-type="float" office:value="3081">
            <text:p>3081</text:p>
          </table:table-cell>
          <table:table-cell office:value-type="float" office:value="542">
            <text:p>542</text:p>
          </table:table-cell>
          <table:table-cell office:value-type="string">
            <text:p>Raumkosten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office:value-type="string">
            <text:p>Instandhaltung betrieblicher Räume <text:s text:c="15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50">
            <text:p>150</text:p>
          </table:table-cell>
          <table:table-cell office:value-type="float" office:value="3081">
            <text:p>3081</text:p>
          </table:table-cell>
          <table:table-cell office:value-type="float" office:value="542">
            <text:p>542</text:p>
          </table:table-cell>
          <table:table-cell office:value-type="string">
            <text:p>Raumkosten</text:p>
          </table:table-cell>
        </table:table-row>
        <table:table-row table:style-name="ro1">
          <table:table-cell office:value-type="float" office:value="4280">
            <text:p>4280</text:p>
          </table:table-cell>
          <table:table-cell office:value-type="string">
            <text:p>Sonstige Raumkosten <text:s text:c="30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50">
            <text:p>150</text:p>
          </table:table-cell>
          <table:table-cell office:value-type="float" office:value="3081">
            <text:p>3081</text:p>
          </table:table-cell>
          <table:table-cell office:value-type="float" office:value="542">
            <text:p>542</text:p>
          </table:table-cell>
          <table:table-cell office:value-type="string">
            <text:p>Raumkosten</text:p>
          </table:table-cell>
        </table:table-row>
        <table:table-row table:style-name="ro1">
          <table:table-cell office:value-type="float" office:value="4288">
            <text:p>4288</text:p>
          </table:table-cell>
          <table:table-cell office:value-type="string">
            <text:p>Aufw.f. häusl.Arbeitszimmer (abzugsf.Anteil) <text:s text:c="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2">
            <text:p>17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string">
            <text:p>Raumkosten</text:p>
          </table:table-cell>
        </table:table-row>
        <table:table-row table:style-name="ro1">
          <table:table-cell office:value-type="float" office:value="4289">
            <text:p>4289</text:p>
          </table:table-cell>
          <table:table-cell office:value-type="string">
            <text:p>Aufw.f. häusl.Arbeitszimmer (nicht abzugsf.) <text:s text:c="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68">
            <text:p>168</text:p>
          </table:table-cell>
          <table:table-cell office:value-type="float" office:value="308">
            <text:p>308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office:value-type="string">
            <text:p>Gewerbesteuer <text:s text:c="3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2">
            <text:p>3082</text:p>
          </table:table-cell>
          <table:table-cell office:value-type="float" office:value="580">
            <text:p>580</text:p>
          </table:table-cell>
          <table:table-cell office:value-type="string">
            <text:p>betriebliche Steuern</text:p>
          </table:table-cell>
        </table:table-row>
        <table:table-row table:style-name="ro1">
          <table:table-cell office:value-type="float" office:value="4340">
            <text:p>4340</text:p>
          </table:table-cell>
          <table:table-cell office:value-type="string">
            <text:p>Sonstige Betriebssteuern <text:s text:c="2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office:value-type="float" office:value="183">
            <text:p>183</text:p>
          </table:table-cell>
          <table:table-cell office:value-type="float" office:value="3082">
            <text:p>3082</text:p>
          </table:table-cell>
          <table:table-cell office:value-type="float" office:value="580">
            <text:p>580</text:p>
          </table:table-cell>
          <table:table-cell office:value-type="string">
            <text:p>betriebliche Steuern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office:value-type="string">
            <text:p>Versicherungen <text:s text:c="3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3">
            <text:p>3083</text:p>
          </table:table-cell>
          <table:table-cell office:value-type="float" office:value="544">
            <text:p>544</text:p>
          </table:table-cell>
          <table:table-cell office:value-type="string">
            <text:p>Versicherungen, Beiträge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office:value-type="string">
            <text:p>Beiträge <text:s text:c="41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3">
            <text:p>3083</text:p>
          </table:table-cell>
          <table:table-cell office:value-type="float" office:value="544">
            <text:p>544</text:p>
          </table:table-cell>
          <table:table-cell office:value-type="string">
            <text:p>Versicherungen, Beiträge</text:p>
          </table:table-cell>
        </table:table-row>
        <table:table-row table:style-name="ro1">
          <table:table-cell office:value-type="float" office:value="4390">
            <text:p>4390</text:p>
          </table:table-cell>
          <table:table-cell office:value-type="string">
            <text:p>Sonstige Abgaben <text:s text:c="33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3">
            <text:p>3083</text:p>
          </table:table-cell>
          <table:table-cell office:value-type="float" office:value="544">
            <text:p>544</text:p>
          </table:table-cell>
          <table:table-cell office:value-type="string">
            <text:p>Versicherungen, Beiträge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string">
            <text:p>Kfz-Kosten <text:s text:c="39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40">
            <text:p>140</text:p>
          </table:table-cell>
          <table:table-cell office:value-type="float" office:value="3084">
            <text:p>3084</text:p>
          </table:table-cell>
          <table:table-cell office:value-type="float" office:value="546">
            <text:p>546</text:p>
          </table:table-cell>
          <table:table-cell office:value-type="string">
            <text:p>KFZ-Kosten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office:value-type="string">
            <text:p>Kfz-Steuer <text:s text:c="39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40">
            <text:p>140</text:p>
          </table:table-cell>
          <table:table-cell office:value-type="float" office:value="3211">
            <text:p>3211</text:p>
          </table:table-cell>
          <table:table-cell office:value-type="float" office:value="546">
            <text:p>546</text:p>
          </table:table-cell>
          <table:table-cell office:value-type="string">
            <text:p>KFZ-Kosten</text:p>
          </table:table-cell>
        </table:table-row>
        <table:table-row table:style-name="ro1">
          <table:table-cell office:value-type="float" office:value="4520">
            <text:p>4520</text:p>
          </table:table-cell>
          <table:table-cell office:value-type="string">
            <text:p>Kfz-Versicherungen <text:s text:c="31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40">
            <text:p>140</text:p>
          </table:table-cell>
          <table:table-cell office:value-type="float" office:value="3084">
            <text:p>3084</text:p>
          </table:table-cell>
          <table:table-cell office:value-type="float" office:value="546">
            <text:p>546</text:p>
          </table:table-cell>
          <table:table-cell office:value-type="string">
            <text:p>KFZ-Kosten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string">
            <text:p>Laufende Kfz-Betriebskosten <text:s text:c="22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40">
            <text:p>140</text:p>
          </table:table-cell>
          <table:table-cell office:value-type="float" office:value="3084">
            <text:p>3084</text:p>
          </table:table-cell>
          <table:table-cell office:value-type="float" office:value="546">
            <text:p>546</text:p>
          </table:table-cell>
          <table:table-cell office:value-type="string">
            <text:p>KFZ-Kosten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string">
            <text:p>Kfz-Reparaturen <text:s text:c="34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40">
            <text:p>140</text:p>
          </table:table-cell>
          <table:table-cell office:value-type="float" office:value="3084">
            <text:p>3084</text:p>
          </table:table-cell>
          <table:table-cell office:value-type="float" office:value="546">
            <text:p>546</text:p>
          </table:table-cell>
          <table:table-cell office:value-type="string">
            <text:p>KFZ-Kosten</text:p>
          </table:table-cell>
        </table:table-row>
        <table:table-row table:style-name="ro1">
          <table:table-cell office:value-type="float" office:value="4550">
            <text:p>4550</text:p>
          </table:table-cell>
          <table:table-cell office:value-type="string">
            <text:p>Garagenmieten <text:s text:c="36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40">
            <text:p>140</text:p>
          </table:table-cell>
          <table:table-cell office:value-type="float" office:value="3084">
            <text:p>3084</text:p>
          </table:table-cell>
          <table:table-cell office:value-type="float" office:value="546">
            <text:p>546</text:p>
          </table:table-cell>
          <table:table-cell office:value-type="string">
            <text:p>KFZ-Kosten</text:p>
          </table:table-cell>
        </table:table-row>
        <table:table-row table:style-name="ro1">
          <table:table-cell office:value-type="float" office:value="4560">
            <text:p>4560</text:p>
          </table:table-cell>
          <table:table-cell office:value-type="string">
            <text:p>Mautgebühren <text:s text:c="37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40">
            <text:p>140</text:p>
          </table:table-cell>
          <table:table-cell office:value-type="float" office:value="3084">
            <text:p>3084</text:p>
          </table:table-cell>
          <table:table-cell office:value-type="float" office:value="546">
            <text:p>546</text:p>
          </table:table-cell>
          <table:table-cell office:value-type="string">
            <text:p>KFZ-Kosten</text:p>
          </table:table-cell>
        </table:table-row>
        <table:table-row table:style-name="ro1">
          <table:table-cell office:value-type="float" office:value="4570">
            <text:p>4570</text:p>
          </table:table-cell>
          <table:table-cell office:value-type="string">
            <text:p>Leasing-Fahrzeugkosten <text:s text:c="27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40">
            <text:p>140</text:p>
          </table:table-cell>
          <table:table-cell office:value-type="float" office:value="3084">
            <text:p>3084</text:p>
          </table:table-cell>
          <table:table-cell office:value-type="float" office:value="546">
            <text:p>546</text:p>
          </table:table-cell>
          <table:table-cell office:value-type="string">
            <text:p>KFZ-Kosten</text:p>
          </table:table-cell>
        </table:table-row>
        <table:table-row table:style-name="ro1">
          <table:table-cell office:value-type="float" office:value="4580">
            <text:p>4580</text:p>
          </table:table-cell>
          <table:table-cell office:value-type="string">
            <text:p>Sonstige Kfz-Kosten <text:s text:c="30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40">
            <text:p>140</text:p>
          </table:table-cell>
          <table:table-cell office:value-type="float" office:value="3084">
            <text:p>3084</text:p>
          </table:table-cell>
          <table:table-cell office:value-type="float" office:value="546">
            <text:p>546</text:p>
          </table:table-cell>
          <table:table-cell office:value-type="string">
            <text:p>KFZ-Kosten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string">
            <text:p>Werbe- u. Reisekosten <text:s text:c="28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7">
            <text:p>177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office:value-type="string">
            <text:p>Werbekosten <text:s text:c="38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7">
            <text:p>177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office:value-type="string">
            <text:p>Geschenke (abzugsf.) <text:s text:c="29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4">
            <text:p>174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35">
            <text:p>4635</text:p>
          </table:table-cell>
          <table:table-cell office:value-type="string">
            <text:p>Geschenke (nicht abzugsf.) <text:s text:c="23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64">
            <text:p>164</text:p>
          </table:table-cell>
          <table:table-cell office:value-type="float" office:value="3085">
            <text:p>3085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638">
            <text:p>4638</text:p>
          </table:table-cell>
          <table:table-cell office:value-type="string">
            <text:p>Geschenke ausschließl. betrieblich genutzt <text:s text:c="7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4">
            <text:p>174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office:value-type="string">
            <text:p>Repräsentationskosten(abzugsfähig) <text:s text:c="15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7">
            <text:p>177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50">
            <text:p>4650</text:p>
          </table:table-cell>
          <table:table-cell office:value-type="string">
            <text:p>Bewirtungskosten (abzugsfähig) <text:s text:c="19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5">
            <text:p>175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51">
            <text:p>4651</text:p>
          </table:table-cell>
          <table:table-cell office:value-type="string">
            <text:p>Sonst.eingeschr. Betriebsausgaben(abzugsf.) <text:s text:c="6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7">
            <text:p>177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52">
            <text:p>4652</text:p>
          </table:table-cell>
          <table:table-cell office:value-type="string">
            <text:p>Sonst.eingeschr. Betriebsausgab(nicht abz.) <text:s text:c="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68">
            <text:p>168</text:p>
          </table:table-cell>
          <table:table-cell office:value-type="float" office:value="3085">
            <text:p>3085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654">
            <text:p>4654</text:p>
          </table:table-cell>
          <table:table-cell office:value-type="string">
            <text:p>Bewirtungskosten(nicht abzugsfähig) <text:s text:c="14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65">
            <text:p>165</text:p>
          </table:table-cell>
          <table:table-cell office:value-type="float" office:value="3085">
            <text:p>3085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655">
            <text:p>4655</text:p>
          </table:table-cell>
          <table:table-cell office:value-type="string">
            <text:p>Betriebsausgaben(nicht abzugsf.) <text:s text:c="17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68">
            <text:p>168</text:p>
          </table:table-cell>
          <table:table-cell office:value-type="float" office:value="3085">
            <text:p>3085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660">
            <text:p>4660</text:p>
          </table:table-cell>
          <table:table-cell office:value-type="string">
            <text:p>Reisekosten Arbeitnehmer <text:s text:c="2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3">
            <text:p>173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63">
            <text:p>4663</text:p>
          </table:table-cell>
          <table:table-cell office:value-type="string">
            <text:p>Reisekosten mit Vorsteuerabzug <text:s/>AN <text:s text:c="15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3">
            <text:p>173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70">
            <text:p>4670</text:p>
          </table:table-cell>
          <table:table-cell office:value-type="string">
            <text:p>Reisekosten Unternehmer <text:s text:c="2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3">
            <text:p>173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73">
            <text:p>4673</text:p>
          </table:table-cell>
          <table:table-cell office:value-type="string">
            <text:p>Reisekosten mit Vorsteuerabzug UN <text:s text:c="16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3">
            <text:p>173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78">
            <text:p>4678</text:p>
          </table:table-cell>
          <table:table-cell office:value-type="string">
            <text:p>Fahrten zw. Wohnung u. Arbeitsstätte( abziehb) <text:s text:c="3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76">
            <text:p>176</text:p>
          </table:table-cell>
          <table:table-cell office:value-type="float" office:value="3085">
            <text:p>3085</text:p>
          </table:table-cell>
          <table:table-cell office:value-type="float" office:value="550">
            <text:p>550</text:p>
          </table:table-cell>
          <table:table-cell office:value-type="string">
            <text:p>Werbe- und Reisekosten</text:p>
          </table:table-cell>
        </table:table-row>
        <table:table-row table:style-name="ro1">
          <table:table-cell office:value-type="float" office:value="4679">
            <text:p>4679</text:p>
          </table:table-cell>
          <table:table-cell office:value-type="string">
            <text:p>Fahrten zw. Wohnung u. Arbeitsstätte(nicht abz.) <text:s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68">
            <text:p>168</text:p>
          </table:table-cell>
          <table:table-cell office:value-type="float" office:value="3085">
            <text:p>3085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string">
            <text:p>Kosten der Warenabgabe <text:s text:c="27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86">
            <text:p>3086</text:p>
          </table:table-cell>
          <table:table-cell office:value-type="float" office:value="558">
            <text:p>558</text:p>
          </table:table-cell>
          <table:table-cell office:value-type="string">
            <text:p>Kosten der Warenabgabe</text:p>
          </table:table-cell>
        </table:table-row>
        <table:table-row table:style-name="ro1">
          <table:table-cell office:value-type="float" office:value="4710">
            <text:p>4710</text:p>
          </table:table-cell>
          <table:table-cell office:value-type="string">
            <text:p>Verpackungsmaterial <text:s text:c="30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86">
            <text:p>3086</text:p>
          </table:table-cell>
          <table:table-cell office:value-type="float" office:value="558">
            <text:p>558</text:p>
          </table:table-cell>
          <table:table-cell office:value-type="string">
            <text:p>Kosten der Warenabgabe</text:p>
          </table:table-cell>
        </table:table-row>
        <table:table-row table:style-name="ro1">
          <table:table-cell office:value-type="float" office:value="4730">
            <text:p>4730</text:p>
          </table:table-cell>
          <table:table-cell office:value-type="string">
            <text:p>Ausgangsfrachten <text:s text:c="33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86">
            <text:p>3086</text:p>
          </table:table-cell>
          <table:table-cell office:value-type="float" office:value="558">
            <text:p>558</text:p>
          </table:table-cell>
          <table:table-cell office:value-type="string">
            <text:p>Kosten der Warenabgabe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office:value-type="string">
            <text:p>Transportversicherungen <text:s text:c="26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86">
            <text:p>3086</text:p>
          </table:table-cell>
          <table:table-cell office:value-type="float" office:value="558">
            <text:p>558</text:p>
          </table:table-cell>
          <table:table-cell office:value-type="string">
            <text:p>Kosten der Warenabgabe</text:p>
          </table:table-cell>
        </table:table-row>
        <table:table-row table:style-name="ro1">
          <table:table-cell office:value-type="float" office:value="4760">
            <text:p>4760</text:p>
          </table:table-cell>
          <table:table-cell office:value-type="string">
            <text:p>Verkaufsprovisionen <text:s text:c="30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00">
            <text:p>100</text:p>
          </table:table-cell>
          <table:table-cell office:value-type="float" office:value="3086">
            <text:p>3086</text:p>
          </table:table-cell>
          <table:table-cell office:value-type="float" office:value="558">
            <text:p>558</text:p>
          </table:table-cell>
          <table:table-cell office:value-type="string">
            <text:p>Kosten der Warenabgabe</text:p>
          </table:table-cell>
        </table:table-row>
        <table:table-row table:style-name="ro1">
          <table:table-cell office:value-type="float" office:value="4780">
            <text:p>4780</text:p>
          </table:table-cell>
          <table:table-cell office:value-type="string">
            <text:p>Fremdarbeiten <text:s text:c="36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10">
            <text:p>110</text:p>
          </table:table-cell>
          <table:table-cell office:value-type="float" office:value="3086">
            <text:p>3086</text:p>
          </table:table-cell>
          <table:table-cell office:value-type="float" office:value="558">
            <text:p>558</text:p>
          </table:table-cell>
          <table:table-cell office:value-type="string">
            <text:p>Kosten der Warenabgabe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office:value-type="string">
            <text:p>Aufwand für Gewährleistungen <text:s text:c="21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6">
            <text:p>3086</text:p>
          </table:table-cell>
          <table:table-cell office:value-type="float" office:value="558">
            <text:p>558</text:p>
          </table:table-cell>
          <table:table-cell office:value-type="string">
            <text:p>Kosten der Warenabgabe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string">
            <text:p>Reparatur-Instandhaltung masch.Anlagen <text:s text:c="11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7">
            <text:p>3087</text:p>
          </table:table-cell>
          <table:table-cell office:value-type="float" office:value="548">
            <text:p>548</text:p>
          </table:table-cell>
          <table:table-cell office:value-type="string">
            <text:p>Reparatur und Instandhaltung</text:p>
          </table:table-cell>
        </table:table-row>
        <table:table-row table:style-name="ro1">
          <table:table-cell office:value-type="float" office:value="4805">
            <text:p>4805</text:p>
          </table:table-cell>
          <table:table-cell office:value-type="string">
            <text:p>Reparatur-Instandhaltung Betr.u.Geschäftsausst. <text:s text:c="2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7">
            <text:p>3087</text:p>
          </table:table-cell>
          <table:table-cell office:value-type="float" office:value="548">
            <text:p>548</text:p>
          </table:table-cell>
          <table:table-cell office:value-type="string">
            <text:p>Reparatur und Instandhaltung</text:p>
          </table:table-cell>
        </table:table-row>
        <table:table-row table:style-name="ro1">
          <table:table-cell office:value-type="float" office:value="4806">
            <text:p>4806</text:p>
          </table:table-cell>
          <table:table-cell office:value-type="string">
            <text:p>Wartungskosten f. Hard- u. Software <text:s text:c="14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7">
            <text:p>3087</text:p>
          </table:table-cell>
          <table:table-cell office:value-type="float" office:value="548">
            <text:p>548</text:p>
          </table:table-cell>
          <table:table-cell office:value-type="string">
            <text:p>Reparatur und Instandhaltung</text:p>
          </table:table-cell>
        </table:table-row>
        <table:table-row table:style-name="ro1">
          <table:table-cell office:value-type="float" office:value="4809">
            <text:p>4809</text:p>
          </table:table-cell>
          <table:table-cell office:value-type="string">
            <text:p>Sonstige Reparaturen und Instandhaltungen <text:s text:c="8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7">
            <text:p>3087</text:p>
          </table:table-cell>
          <table:table-cell office:value-type="float" office:value="548">
            <text:p>548</text:p>
          </table:table-cell>
          <table:table-cell office:value-type="string">
            <text:p>Reparatur und Instandhaltung</text:p>
          </table:table-cell>
        </table:table-row>
        <table:table-row table:style-name="ro1">
          <table:table-cell office:value-type="float" office:value="4810">
            <text:p>4810</text:p>
          </table:table-cell>
          <table:table-cell office:value-type="string">
            <text:p>Mietleasing <text:s text:c="38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">
            <text:p>308</text:p>
          </table:table-cell>
          <table:table-cell office:value-type="float" office:value="540">
            <text:p>540</text:p>
          </table:table-cell>
          <table:table-cell office:value-type="string">
            <text:p>sonst. betriebliche Aufwendungen</text:p>
          </table:table-cell>
        </table:table-row>
        <table:table-row table:style-name="ro1">
          <table:table-cell office:value-type="float" office:value="4822">
            <text:p>4822</text:p>
          </table:table-cell>
          <table:table-cell office:value-type="string">
            <text:p>Abschreibung immaterielle Vermögensgegenstände <text:s text:c="3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1">
            <text:p>131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824">
            <text:p>4824</text:p>
          </table:table-cell>
          <table:table-cell office:value-type="string">
            <text:p>Abschreibung Geschäfts- oder Firmenwert <text:s text:c="10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1">
            <text:p>131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830">
            <text:p>4830</text:p>
          </table:table-cell>
          <table:table-cell office:value-type="string">
            <text:p>Abschreibung Sachanlagen <text:s text:c="2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0">
            <text:p>130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831">
            <text:p>4831</text:p>
          </table:table-cell>
          <table:table-cell office:value-type="string">
            <text:p>Abschreibung auf Gebäude <text:s text:c="2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6">
            <text:p>136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string">
            <text:p>Abschreibung auf Kfz <text:s text:c="29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0">
            <text:p>130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850">
            <text:p>4850</text:p>
          </table:table-cell>
          <table:table-cell office:value-type="string">
            <text:p>Sonderabschreibungen Sachanlagen <text:s text:c="17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0">
            <text:p>130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851">
            <text:p>4851</text:p>
          </table:table-cell>
          <table:table-cell office:value-type="string">
            <text:p>Sond. Abschreib.nach § 7g Abs.1 u.2 EStG(ohne Kfz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4">
            <text:p>134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852">
            <text:p>4852</text:p>
          </table:table-cell>
          <table:table-cell office:value-type="string">
            <text:p>Sond. Abschreib.nach § 7g Abs.1 u.2 EStG(für Kfz)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4">
            <text:p>134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855">
            <text:p>4855</text:p>
          </table:table-cell>
          <table:table-cell office:value-type="string">
            <text:p>Sofortabschreibung GWG <text:s text:c="27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2">
            <text:p>132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office:value-type="string">
            <text:p>Abschreibung aktivierte GWG <text:s text:c="22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32">
            <text:p>132</text:p>
          </table:table-cell>
          <table:table-cell office:value-type="float" office:value="307">
            <text:p>307</text:p>
          </table:table-cell>
          <table:table-cell office:value-type="float" office:value="530">
            <text:p>530</text:p>
          </table:table-cell>
          <table:table-cell office:value-type="string">
            <text:p>Abschreibungen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Sonstige betriebliche Aufwendungen <text:s text:c="15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">
            <text:p>308</text:p>
          </table:table-cell>
          <table:table-cell office:value-type="float" office:value="540">
            <text:p>540</text:p>
          </table:table-cell>
          <table:table-cell office:value-type="string">
            <text:p>sonst. betriebliche Aufwendungen</text:p>
          </table:table-cell>
        </table:table-row>
        <table:table-row table:style-name="ro1">
          <table:table-cell office:value-type="float" office:value="4910">
            <text:p>4910</text:p>
          </table:table-cell>
          <table:table-cell office:value-type="string">
            <text:p>Porto <text:s text:c="44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92">
            <text:p>192</text:p>
          </table:table-cell>
          <table:table-cell office:value-type="float" office:value="308">
            <text:p>308</text:p>
          </table:table-cell>
          <table:table-cell office:value-type="float" office:value="552">
            <text:p>552</text:p>
          </table:table-cell>
          <table:table-cell office:value-type="string">
            <text:p>Bürobedarf, Porto, Telefon</text:p>
          </table:table-cell>
        </table:table-row>
        <table:table-row table:style-name="ro1">
          <table:table-cell office:value-type="float" office:value="4920">
            <text:p>4920</text:p>
          </table:table-cell>
          <table:table-cell office:value-type="string">
            <text:p>Telefon <text:s text:c="42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92">
            <text:p>192</text:p>
          </table:table-cell>
          <table:table-cell office:value-type="float" office:value="308">
            <text:p>308</text:p>
          </table:table-cell>
          <table:table-cell office:value-type="float" office:value="552">
            <text:p>552</text:p>
          </table:table-cell>
          <table:table-cell office:value-type="string">
            <text:p>Bürobedarf, Porto, Telefon</text:p>
          </table:table-cell>
        </table:table-row>
        <table:table-row table:style-name="ro1">
          <table:table-cell office:value-type="float" office:value="4925">
            <text:p>4925</text:p>
          </table:table-cell>
          <table:table-cell office:value-type="string">
            <text:p>Telefax <text:s text:c="42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92">
            <text:p>192</text:p>
          </table:table-cell>
          <table:table-cell office:value-type="float" office:value="308">
            <text:p>308</text:p>
          </table:table-cell>
          <table:table-cell office:value-type="float" office:value="552">
            <text:p>552</text:p>
          </table:table-cell>
          <table:table-cell office:value-type="string">
            <text:p>Bürobedarf, Porto, Telefon</text:p>
          </table:table-cell>
        </table:table-row>
        <table:table-row table:style-name="ro1">
          <table:table-cell office:value-type="float" office:value="4930">
            <text:p>4930</text:p>
          </table:table-cell>
          <table:table-cell office:value-type="string">
            <text:p>Bürobedarf <text:s text:c="39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92">
            <text:p>192</text:p>
          </table:table-cell>
          <table:table-cell office:value-type="float" office:value="308">
            <text:p>308</text:p>
          </table:table-cell>
          <table:table-cell office:value-type="float" office:value="552">
            <text:p>552</text:p>
          </table:table-cell>
          <table:table-cell office:value-type="string">
            <text:p>Bürobedarf, Porto, Telefon</text:p>
          </table:table-cell>
        </table:table-row>
        <table:table-row table:style-name="ro1">
          <table:table-cell office:value-type="float" office:value="4940">
            <text:p>4940</text:p>
          </table:table-cell>
          <table:table-cell office:value-type="string">
            <text:p>Zeitschriften, Bücher <text:s text:c="28"/>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92">
            <text:p>192</text:p>
          </table:table-cell>
          <table:table-cell office:value-type="float" office:value="308">
            <text:p>308</text:p>
          </table:table-cell>
          <table:table-cell office:value-type="float" office:value="554">
            <text:p>554</text:p>
          </table:table-cell>
          <table:table-cell office:value-type="string">
            <text:p>Fortbildung, Fachliteratur</text:p>
          </table:table-cell>
        </table:table-row>
        <table:table-row table:style-name="ro1">
          <table:table-cell office:value-type="float" office:value="4945">
            <text:p>4945</text:p>
          </table:table-cell>
          <table:table-cell office:value-type="string">
            <text:p>Fortbildungskosten <text:s text:c="31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93">
            <text:p>193</text:p>
          </table:table-cell>
          <table:table-cell office:value-type="float" office:value="308">
            <text:p>308</text:p>
          </table:table-cell>
          <table:table-cell office:value-type="float" office:value="554">
            <text:p>554</text:p>
          </table:table-cell>
          <table:table-cell office:value-type="string">
            <text:p>Fortbildung, Fachliteratur</text:p>
          </table:table-cell>
        </table:table-row>
        <table:table-row table:style-name="ro1">
          <table:table-cell office:value-type="float" office:value="4950">
            <text:p>4950</text:p>
          </table:table-cell>
          <table:table-cell office:value-type="string">
            <text:p>Rechts- u. Beratungskosten <text:s text:c="23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94">
            <text:p>194</text:p>
          </table:table-cell>
          <table:table-cell office:value-type="float" office:value="308">
            <text:p>308</text:p>
          </table:table-cell>
          <table:table-cell office:value-type="float" office:value="556">
            <text:p>556</text:p>
          </table:table-cell>
          <table:table-cell office:value-type="string">
            <text:p>Rechts- und Beratungskosten</text:p>
          </table:table-cell>
        </table:table-row>
        <table:table-row table:style-name="ro1">
          <table:table-cell office:value-type="float" office:value="4955">
            <text:p>4955</text:p>
          </table:table-cell>
          <table:table-cell office:value-type="string">
            <text:p>Buchführungskosten <text:s text:c="31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94">
            <text:p>194</text:p>
          </table:table-cell>
          <table:table-cell office:value-type="float" office:value="308">
            <text:p>308</text:p>
          </table:table-cell>
          <table:table-cell office:value-type="float" office:value="556">
            <text:p>556</text:p>
          </table:table-cell>
          <table:table-cell office:value-type="string">
            <text:p>Rechts- und Beratungskosten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string">
            <text:p>Mieten für Einrichtungen <text:s text:c="25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">
            <text:p>308</text:p>
          </table:table-cell>
          <table:table-cell office:value-type="float" office:value="540">
            <text:p>540</text:p>
          </table:table-cell>
          <table:table-cell office:value-type="string">
            <text:p>sonst. betriebliche Aufwendungen</text:p>
          </table:table-cell>
        </table:table-row>
        <table:table-row table:style-name="ro1">
          <table:table-cell office:value-type="float" office:value="4969">
            <text:p>4969</text:p>
          </table:table-cell>
          <table:table-cell office:value-type="string">
            <text:p>Abfallbeseitigungskosten <text:s text:c="25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">
            <text:p>308</text:p>
          </table:table-cell>
          <table:table-cell office:value-type="float" office:value="540">
            <text:p>540</text:p>
          </table:table-cell>
          <table:table-cell office:value-type="string">
            <text:p>sonst. betriebliche Aufwendungen</text:p>
          </table:table-cell>
        </table:table-row>
        <table:table-row table:style-name="ro1">
          <table:table-cell office:value-type="float" office:value="4970">
            <text:p>4970</text:p>
          </table:table-cell>
          <table:table-cell office:value-type="string">
            <text:p>Nebenkosten des Geldverkehrs <text:s text:c="21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">
            <text:p>308</text:p>
          </table:table-cell>
          <table:table-cell office:value-type="float" office:value="540">
            <text:p>540</text:p>
          </table:table-cell>
          <table:table-cell office:value-type="string">
            <text:p>sonst. betriebliche Aufwendungen</text:p>
          </table:table-cell>
        </table:table-row>
        <table:table-row table:style-name="ro1">
          <table:table-cell office:value-type="float" office:value="4980">
            <text:p>4980</text:p>
          </table:table-cell>
          <table:table-cell office:value-type="string">
            <text:p>Betriebsbedarf <text:s text:c="35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">
            <text:p>308</text:p>
          </table:table-cell>
          <table:table-cell office:value-type="float" office:value="540">
            <text:p>540</text:p>
          </table:table-cell>
          <table:table-cell office:value-type="string">
            <text:p>sonst. betriebliche Aufwendungen</text:p>
          </table:table-cell>
        </table:table-row>
        <table:table-row table:style-name="ro1">
          <table:table-cell office:value-type="float" office:value="4985">
            <text:p>4985</text:p>
          </table:table-cell>
          <table:table-cell office:value-type="string">
            <text:p>Werkzeuge und Kleingeräte <text:s text:c="24"/>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Ausg </text:p>
          </table:table-cell>
          <table:table-cell office:value-type="float" office:value="183">
            <text:p>183</text:p>
          </table:table-cell>
          <table:table-cell office:value-type="float" office:value="308">
            <text:p>308</text:p>
          </table:table-cell>
          <table:table-cell office:value-type="float" office:value="540">
            <text:p>540</text:p>
          </table:table-cell>
          <table:table-cell office:value-type="string">
            <text:p>sonst. betriebliche Aufwendungen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Steuerfreie Umsätze - § 4 Nr. 8 ff UStG <text:s text:c="10"/>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3">
            <text:p>103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120">
            <text:p>8120</text:p>
          </table:table-cell>
          <table:table-cell office:value-type="string">
            <text:p>Steuerfreie Umsätze - § 4 Nr. 2 ff UStG <text:s text:c="10"/>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3">
            <text:p>103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125">
            <text:p>8125</text:p>
          </table:table-cell>
          <table:table-cell office:value-type="string">
            <text:p>Steuerfreie innergem. Lieferungen <text:s text:c="16"/>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3">
            <text:p>103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150">
            <text:p>8150</text:p>
          </table:table-cell>
          <table:table-cell office:value-type="string">
            <text:p>Sonstige steuerfreie Umsätze (Ausfuhr) <text:s text:c="11"/>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3">
            <text:p>103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190">
            <text:p>8190</text:p>
          </table:table-cell>
          <table:table-cell office:value-type="string">
            <text:p>Erlöse d.mit Durchschnittsätzen § 24 UStG verst. <text:s/>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4">
            <text:p>104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195">
            <text:p>8195</text:p>
          </table:table-cell>
          <table:table-cell office:value-type="string">
            <text:p>Erlöse gem. § 19 UStG Kleinuntern. <text:s text:c="15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1">
            <text:p>111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string">
            <text:p>Erlöse <text:s text:c="43"/>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3">
            <text:p>103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office:value-type="string">
            <text:p>Erlöse <text:s/>7% USt <text:s text:c="35"/></text:p>
          </table:table-cell>
          <table:table-cell office:value-type="float" office:value="86">
            <text:p>86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310">
            <text:p>8310</text:p>
          </table:table-cell>
          <table:table-cell office:value-type="string">
            <text:p>Erlöse a.i.Inland stpfl.EU-Lfg. 7%USt <text:s text:c="12"/></text:p>
          </table:table-cell>
          <table:table-cell office:value-type="float" office:value="86">
            <text:p>86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315">
            <text:p>8315</text:p>
          </table:table-cell>
          <table:table-cell office:value-type="string">
            <text:p>Erlöse a.i.Inland stpfl.EU-Lfg. 19%USt <text:s text:c="11"/></text:p>
          </table:table-cell>
          <table:table-cell office:value-type="float" office:value="81">
            <text:p>81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337">
            <text:p>8337</text:p>
          </table:table-cell>
          <table:table-cell office:value-type="string">
            <text:p>Erlöse i.S.§ 13b UStG <text:s/>19% <text:s text:c="23"/>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3">
            <text:p>103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340">
            <text:p>8340</text:p>
          </table:table-cell>
          <table:table-cell office:value-type="string">
            <text:p>Erlöse 16% USt <text:s text:c="35"/></text:p>
          </table:table-cell>
          <table:table-cell office:value-type="float" office:value="35">
            <text:p>35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string">
            <text:p>Erlöse 19% USt <text:s text:c="35"/></text:p>
          </table:table-cell>
          <table:table-cell office:value-type="float" office:value="81">
            <text:p>81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string">
            <text:p>Provisionserlöse <text:s text:c="33"/>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1">
            <text:p>301</text:p>
          </table:table-cell>
          <table:table-cell office:value-type="float" office:value="120">
            <text:p>120</text:p>
          </table:table-cell>
          <table:table-cell office:value-type="string">
            <text:p>sonstige Erlöse</text:p>
          </table:table-cell>
        </table:table-row>
        <table:table-row table:style-name="ro1">
          <table:table-cell office:value-type="float" office:value="8506">
            <text:p>8506</text:p>
          </table:table-cell>
          <table:table-cell office:value-type="string">
            <text:p>Provisionserlöse <text:s/>7% USt <text:s text:c="25"/></text:p>
          </table:table-cell>
          <table:table-cell office:value-type="float" office:value="86">
            <text:p>86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4">
            <text:p>304</text:p>
          </table:table-cell>
          <table:table-cell office:value-type="float" office:value="120">
            <text:p>120</text:p>
          </table:table-cell>
          <table:table-cell office:value-type="string">
            <text:p>sonstige Erlöse</text:p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string">
            <text:p>Provisionserlöse 19% Ust. <text:s text:c="24"/></text:p>
          </table:table-cell>
          <table:table-cell office:value-type="float" office:value="81">
            <text:p>81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4">
            <text:p>304</text:p>
          </table:table-cell>
          <table:table-cell office:value-type="float" office:value="120">
            <text:p>120</text:p>
          </table:table-cell>
          <table:table-cell office:value-type="string">
            <text:p>sonstige Erlöse</text:p>
          </table:table-cell>
        </table:table-row>
        <table:table-row table:style-name="ro1">
          <table:table-cell office:value-type="float" office:value="8640">
            <text:p>8640</text:p>
          </table:table-cell>
          <table:table-cell office:value-type="string">
            <text:p>Sonst.Erlöse betriebl.u.regelm.19% <text:s text:c="15"/></text:p>
          </table:table-cell>
          <table:table-cell office:value-type="float" office:value="81">
            <text:p>81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12">
            <text:p>112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string">
            <text:p>Erlöse Anlagenverkauf 19% <text:s text:c="24"/></text:p>
          </table:table-cell>
          <table:table-cell office:value-type="float" office:value="81">
            <text:p>81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2">
            <text:p>102</text:p>
          </table:table-cell>
          <table:table-cell office:value-type="float" office:value="301">
            <text:p>301</text:p>
          </table:table-cell>
          <table:table-cell office:value-type="float" office:value="110">
            <text:p>110</text:p>
          </table:table-cell>
          <table:table-cell office:value-type="string">
            <text:p>Umsatzerlöse</text:p>
          </table:table-cell>
        </table:table-row>
        <table:table-row table:style-name="ro1">
          <table:table-cell office:value-type="float" office:value="8910">
            <text:p>8910</text:p>
          </table:table-cell>
          <table:table-cell office:value-type="string">
            <text:p>Warenentnahme 19% USt <text:s text:c="28"/></text:p>
          </table:table-cell>
          <table:table-cell office:value-type="float" office:value="81">
            <text:p>81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8">
            <text:p>108</text:p>
          </table:table-cell>
          <table:table-cell office:value-type="float" office:value="301">
            <text:p>301</text:p>
          </table:table-cell>
          <table:table-cell office:value-type="float" office:value="130">
            <text:p>130</text:p>
          </table:table-cell>
          <table:table-cell office:value-type="string">
            <text:p>Eigenverbrauch</text:p>
          </table:table-cell>
        </table:table-row>
        <table:table-row table:style-name="ro1">
          <table:table-cell office:value-type="float" office:value="8915">
            <text:p>8915</text:p>
          </table:table-cell>
          <table:table-cell office:value-type="string">
            <text:p>Warenentnahme 7% USt. <text:s text:c="28"/></text:p>
          </table:table-cell>
          <table:table-cell office:value-type="float" office:value="86">
            <text:p>86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8">
            <text:p>108</text:p>
          </table:table-cell>
          <table:table-cell office:value-type="float" office:value="301">
            <text:p>301</text:p>
          </table:table-cell>
          <table:table-cell office:value-type="float" office:value="130">
            <text:p>130</text:p>
          </table:table-cell>
          <table:table-cell office:value-type="string">
            <text:p>Eigenverbrauch</text:p>
          </table:table-cell>
        </table:table-row>
        <table:table-row table:style-name="ro1">
          <table:table-cell office:value-type="float" office:value="8919">
            <text:p>8919</text:p>
          </table:table-cell>
          <table:table-cell office:value-type="string">
            <text:p>Warenentnahme ohne USt. <text:s text:c="26"/>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8">
            <text:p>108</text:p>
          </table:table-cell>
          <table:table-cell office:value-type="float" office:value="301">
            <text:p>301</text:p>
          </table:table-cell>
          <table:table-cell office:value-type="float" office:value="130">
            <text:p>130</text:p>
          </table:table-cell>
          <table:table-cell office:value-type="string">
            <text:p>Eigenverbrauch</text:p>
          </table:table-cell>
        </table:table-row>
        <table:table-row table:style-name="ro1">
          <table:table-cell office:value-type="float" office:value="8920">
            <text:p>8920</text:p>
          </table:table-cell>
          <table:table-cell office:value-type="string">
            <text:p>Verwendg.v.Gegenst. 19% USt. <text:s text:c="21"/></text:p>
          </table:table-cell>
          <table:table-cell office:value-type="float" office:value="81">
            <text:p>81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8">
            <text:p>108</text:p>
          </table:table-cell>
          <table:table-cell office:value-type="float" office:value="304">
            <text:p>304</text:p>
          </table:table-cell>
          <table:table-cell office:value-type="float" office:value="130">
            <text:p>130</text:p>
          </table:table-cell>
          <table:table-cell office:value-type="string">
            <text:p>Eigenverbrauch</text:p>
          </table:table-cell>
        </table:table-row>
        <table:table-row table:style-name="ro1">
          <table:table-cell office:value-type="float" office:value="8921">
            <text:p>8921</text:p>
          </table:table-cell>
          <table:table-cell office:value-type="string">
            <text:p>Private Kfz-Nutzung 19% Ust <text:s text:c="22"/></text:p>
          </table:table-cell>
          <table:table-cell office:value-type="float" office:value="81">
            <text:p>81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6">
            <text:p>106</text:p>
          </table:table-cell>
          <table:table-cell office:value-type="float" office:value="304">
            <text:p>304</text:p>
          </table:table-cell>
          <table:table-cell office:value-type="float" office:value="130">
            <text:p>130</text:p>
          </table:table-cell>
          <table:table-cell office:value-type="string">
            <text:p>Eigenverbrauch</text:p>
          </table:table-cell>
        </table:table-row>
        <table:table-row table:style-name="ro1">
          <table:table-cell office:value-type="float" office:value="8922">
            <text:p>8922</text:p>
          </table:table-cell>
          <table:table-cell office:value-type="string">
            <text:p>Private Telefonnutzung 19% USt <text:s text:c="19"/></text:p>
          </table:table-cell>
          <table:table-cell office:value-type="float" office:value="81">
            <text:p>81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8">
            <text:p>108</text:p>
          </table:table-cell>
          <table:table-cell office:value-type="float" office:value="304">
            <text:p>304</text:p>
          </table:table-cell>
          <table:table-cell office:value-type="float" office:value="130">
            <text:p>130</text:p>
          </table:table-cell>
          <table:table-cell office:value-type="string">
            <text:p>Eigenverbrauch</text:p>
          </table:table-cell>
        </table:table-row>
        <table:table-row table:style-name="ro1">
          <table:table-cell office:value-type="float" office:value="8924">
            <text:p>8924</text:p>
          </table:table-cell>
          <table:table-cell office:value-type="string">
            <text:p>Private Kfz-Nutzung ohne USt <text:s text:c="21"/>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6">
            <text:p>106</text:p>
          </table:table-cell>
          <table:table-cell office:value-type="float" office:value="304">
            <text:p>304</text:p>
          </table:table-cell>
          <table:table-cell office:value-type="float" office:value="130">
            <text:p>130</text:p>
          </table:table-cell>
          <table:table-cell office:value-type="string">
            <text:p>Eigenverbrauch</text:p>
          </table:table-cell>
        </table:table-row>
        <table:table-row table:style-name="ro1">
          <table:table-cell office:value-type="float" office:value="8930">
            <text:p>8930</text:p>
          </table:table-cell>
          <table:table-cell office:value-type="string">
            <text:p>Verwendg.v.Gegenst. 7% USt. <text:s text:c="22"/></text:p>
          </table:table-cell>
          <table:table-cell office:value-type="float" office:value="86">
            <text:p>86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Einn </text:p>
          </table:table-cell>
          <table:table-cell office:value-type="float" office:value="108">
            <text:p>108</text:p>
          </table:table-cell>
          <table:table-cell office:value-type="float" office:value="304">
            <text:p>304</text:p>
          </table:table-cell>
          <table:table-cell office:value-type="float" office:value="130">
            <text:p>130</text:p>
          </table:table-cell>
          <table:table-cell office:value-type="string">
            <text:p>Eigenverbrauch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string">
            <text:p>Saldenvorträge Sachkonten <text:s text:c="24"/>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<text:s text:c="6"/></text:p>
          </table:table-cell>
          <table:table-cell table:number-columns-repeated="2" office:value-type="float" office:value="0">
            <text:p>0</text:p>
          </table:table-cell>
          <table:table-cell office:value-type="float" office:value="9999">
            <text:p>9999</text:p>
          </table:table-cell>
          <table:table-cell office:value-type="string">
            <text:p>nicht EÜR-relevan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Konten: 208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0">10.01.2007</text:date>, <text:time>15:09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10T15:04:43</meta:creation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094"/>
  </office:meta>
</office:document-meta>
</file>